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1e3" officeooo:paragraph-rsid="000e21e3"/>
    </style:style>
    <style:style style:name="P2" style:family="paragraph" style:parent-style-name="Standard">
      <style:text-properties officeooo:rsid="000e21e3" officeooo:paragraph-rsid="000e21e3"/>
    </style:style>
    <style:style style:name="P3" style:family="paragraph" style:parent-style-name="Standard">
      <style:text-properties officeooo:rsid="000e21e3" officeooo:paragraph-rsid="00108358"/>
    </style:style>
    <style:style style:name="P4" style:family="paragraph" style:parent-style-name="Standard">
      <style:text-properties officeooo:rsid="0010f2d5" officeooo:paragraph-rsid="0010f2d5"/>
    </style:style>
    <style:style style:name="P5" style:family="paragraph" style:parent-style-name="Standard">
      <style:text-properties officeooo:rsid="000e21e3" officeooo:paragraph-rsid="000e21e3"/>
    </style:style>
    <style:style style:name="P6" style:family="paragraph" style:parent-style-name="Standard">
      <style:text-properties fo:font-size="30pt" style:text-underline-style="solid" style:text-underline-width="auto" style:text-underline-color="font-color" officeooo:rsid="0011222f" officeooo:paragraph-rsid="0011222f" style:font-size-asian="30pt" style:font-size-complex="30pt"/>
    </style:style>
    <style:style style:name="T1" style:family="text">
      <style:text-properties officeooo:rsid="00108358"/>
    </style:style>
    <style:style style:name="T2" style:family="text">
      <style:text-properties officeooo:rsid="0010f2d5"/>
    </style:style>
    <style:style style:name="T3" style:family="text">
      <style:text-properties officeooo:rsid="0011222f"/>
    </style:style>
  </office:automatic-styles>
  <office:body>
    <office:text text:use-soft-page-breaks="true">
      <text:tracked-changes text:track-changes="false">
        <text:changed-region xml:id="ct51662976" text:id="ct51662976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51668544" text:id="ct51668544">
          <text:insertion>
            <office:change-info>
              <dc:creator>Unknown Author</dc:creator>
              <dc:date>2014-11-13T14:04:00</dc:date>
            </office:change-info>
          </text:insertion>
        </text:changed-region>
        <text:changed-region xml:id="ct51669888" text:id="ct51669888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51669200" text:id="ct51669200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51669392" text:id="ct51669392">
          <text:deletion>
            <office:change-info>
              <dc:creator>Unknown Author</dc:creator>
              <dc:date>2014-11-13T14:05:00</dc:date>
            </office:change-info>
            <text:p text:style-name="P1">1</text:p>
          </text:deletion>
        </text:changed-region>
        <text:changed-region xml:id="ct51670272" text:id="ct51670272">
          <text:deletion>
            <office:change-info>
              <dc:creator>Unknown Author</dc:creator>
              <dc:date>2014-11-13T14:06:00</dc:date>
            </office:change-info>
            <text:p text:style-name="P1">El secretario/a escribe el requisito por el que sera ordenada la agenda, siendo por defecto p</text:p>
          </text:deletion>
        </text:changed-region>
        <text:changed-region xml:id="ct51671008" text:id="ct51671008">
          <text:deletion>
            <office:change-info>
              <dc:creator>Unknown Author</dc:creator>
              <dc:date>2014-11-13T14:06:00</dc:date>
            </office:change-info>
            <text:p text:style-name="P1">El secretario/a escribe un requisito mal.</text:p>
          </text:deletion>
        </text:changed-region>
        <text:changed-region xml:id="ct51671200" text:id="ct51671200">
          <text:deletion>
            <office:change-info>
              <dc:creator>Unknown Author</dc:creator>
              <dc:date>2014-11-13T14:06:00</dc:date>
            </office:change-info>
            <text:p text:style-name="P1">La agenda muestra los contactos ordenados alfabéticamente por el primer apellido.</text:p>
          </text:deletion>
        </text:changed-region>
        <text:changed-region xml:id="ct51672864" text:id="ct51672864">
          <text:insertion>
            <office:change-info>
              <dc:creator>Unknown Author</dc:creator>
              <dc:date>2014-11-13T14:07:00</dc:date>
            </office:change-info>
          </text:insertion>
        </text:changed-region>
        <text:changed-region xml:id="ct51672592" text:id="ct51672592">
          <text:deletion>
            <office:change-info>
              <dc:creator>Unknown Author</dc:creator>
              <dc:date>2014-11-13T14:07:00</dc:date>
            </office:change-info>
            <text:p text:style-name="P1">en la opción de añadir de la agenda</text:p>
          </text:deletion>
        </text:changed-region>
        <text:changed-region xml:id="ct51673872" text:id="ct51673872">
          <text:insertion>
            <office:change-info>
              <dc:creator>Unknown Author</dc:creator>
              <dc:date>2014-11-13T14:08:00</dc:date>
            </office:change-info>
          </text:insertion>
        </text:changed-region>
        <text:changed-region xml:id="ct51674288" text:id="ct51674288">
          <text:insertion>
            <office:change-info>
              <dc:creator>Unknown Author</dc:creator>
              <dc:date>2014-11-13T14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sos de uso sin corregir con anotaciones de Javier</text:p>
      <text:p text:style-name="P1"/>
      <text:p text:style-name="P1"/>
      <text:p text:style-name="P1">Caso de uso: Buscar contacto en la agenda.</text:p>
      <text:p text:style-name="P1">Actor principal: Secretario/a.</text:p>
      <text:p text:style-name="P1">Nivel: General.</text:p>
      <text:p text:style-name="P1">Ámbito: clínica <text:span text:style-name="T1">(organización)</text:span>.<text:change-start text:change-id="ct51662976"/></text:p>
      <text:p text:style-name="P4">Precondiciones: </text:p>
      <text:p text:style-name="P4">Que al menos haya un contacto en la agenda<text:change-end text:change-id="ct51662976"/></text:p>
      <text:p text:style-name="P1">Escenario principal con éxito:</text:p>
      <text:p text:style-name="P1">1. El secretario/a escribe el <text:change-start text:change-id="ct51668544"/><text:span text:style-name="T2">apellido</text:span><text:change-end text:change-id="ct51668544"/><text:change-start text:change-id="ct51669888"/><text:span text:style-name="T2"> del </text:span><text:change-end text:change-id="ct51669888"/>contacto que desea buscar en la opción de búsqueda de la agenda.</text:p>
      <text:p text:style-name="P1">2. El sistema muestra por pantalla aquel o aquellos contactos que contengan dicho apellido.</text:p>
      <text:p text:style-name="P1">Escenarios alternativos:</text:p>
      <text:p text:style-name="P1"><text:change-start text:change-id="ct51669200"/><text:span text:style-name="T2">2.a</text:span><text:change-end text:change-id="ct51669200"/><text:change text:change-id="ct51669392"/>. El secretario/a escribe un contacto que no esta registrado en la base de datos por lo que no devuelve nada.</text:p>
      <text:p text:style-name="P1"/>
      <text:p text:style-name="P1"/>
      <text:p text:style-name="P1">Caso de uso: Ordenar contactos en la agenda.</text:p>
      <text:p text:style-name="P1">Actor principal: Secretario/a.</text:p>
      <text:p text:style-name="P1">Nivel: General.</text:p>
      <text:p text:style-name="P3">Ámbito: clínica <text:span text:style-name="T1">(organización).</text:span></text:p>
      <text:p text:style-name="P1">Escenario principal con éxito:</text:p>
      <text:p text:style-name="P1">1. <text:change text:change-id="ct51670272"/>or apellido.</text:p>
      <text:p text:style-name="P1">2. El sistema muestra la agenda ordenada por el requisito especificado.</text:p>
      <text:p text:style-name="P1">Escenarios alternativos:</text:p>
      <text:p text:style-name="P1">1. <text:change text:change-id="ct51671008"/></text:p>
      <text:p text:style-name="P1">2. <text:change text:change-id="ct51671200"/></text:p>
      <text:p text:style-name="P1"/>
      <text:p text:style-name="P1"/>
      <text:p text:style-name="P1"/>
      <text:p text:style-name="P1">Caso de uso: Insertar contacto en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text:change-start text:change-id="ct51672864"/></text:p>
      <text:p text:style-name="P4">1. El s. selecciona la opción “añadir”<text:change-end text:change-id="ct51672864"/></text:p>
      <text:p text:style-name="P1">1. El secretario/a introduce el contacto que desea crear <text:change text:change-id="ct51672592"/>.</text:p>
      <text:p text:style-name="P1">2. El sistema busca si el contacto ya existe, en caso de que no exista lo crea, en caso de ya existir pregunta al usuario si quiere sobre escribirlo.<text:change-start text:change-id="ct51673872"/></text:p>
      <text:p text:style-name="P4">Alternativo:</text:p>
      <text:p text:style-name="P4">2.a Si no están rellenos los campos básicos <text:s/>o hay errores de tipo y rango volvemos a empezar 2 (recoger datos).</text:p>
      <text:p text:style-name="P4"><text:change-end text:change-id="ct51673872"/><text:change-start text:change-id="ct51674288"/></text:p>
      <text:p text:style-name="P4">Postcondición:</text:p>
      <text:p text:style-name="P4">El fichero de datos contendrá el nuevo contacto.<text:change-end text:change-id="ct51674288"/></text:p>
      <text:p text:style-name="P1"/>
      <text:p text:style-name="P1"><text:soft-page-break/></text:p>
      <text:p text:style-name="P1"/>
      <text:p text:style-name="P1">Caso de uso: Borrar <text:s/>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1. El secretario/a escribe el contacto que desea buscar en la opción de búsqueda de la agenda para borrarlo.</text:p>
      <text:p text:style-name="P1">2. El sistema muestra por pantalla aquel contacto que se ha introducido para borrarlo.</text:p>
      <text:p text:style-name="P1">3. El sistema pregunta al usuario si desea borrarl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 de uso: Modificar 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1. El secretario/a escribe el contacto que desea buscar en la opción de búsqueda de la agenda para editar alguna de sus características.</text:p>
      <text:p text:style-name="P1">2. El sistema muestra por pantalla el contacto con todas sus características.</text:p>
      <text:p text:style-name="P1">3. El usuario señala que características. desea modificar.</text:p>
      <text:p text:style-name="P1">4. El sistema guarda el contacto con las nuevas características. en un nuevo contacto y borra el antiguo.</text:p>
      <text:p text:style-name="P1">Escenarios alternativos:</text:p>
      <text:p text:style-name="P1">1. El secretario/a escribe un contacto que no esta registrado en la base de datos por lo que no devuelve nada.</text:p>
      <text:p text:style-name="P1">2. No existe alguna de las características. que el usuario desea modificar.</text:p>
      <text:p text:style-name="P1"/>
      <text:p text:style-name="P1"/>
      <text:p text:style-name="P1">Caso de uso: Imprimir 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1. El secretario/a escribe el contacto que desea buscar en la opción de búsqueda de la agenda para imprimirlo o selecciona imprimir todos los contactos de la agenda.</text:p>
      <text:p text:style-name="P1">2. El sistema muestra por pantalla una muestra de lo que se va a imprimir, y pide seleccionar la impresora para proceder a la impresión.</text:p>
      <text:p text:style-name="P1">Escenarios alternativos:</text:p>
      <text:p text:style-name="P1">1. El secretario/a escribe un contacto que no esta registrado en la base de datos por lo que no devuelve nada.</text:p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3:27:33.700223231</meta:creation-date>
    <dc:date>2014-11-16T17:48:33.301965563</dc:date>
    <meta:editing-duration>PT31M32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3" meta:paragraph-count="63" meta:word-count="504" meta:character-count="3154" meta:non-whitespace-character-count="2708"/>
  </office:meta>
</office:document-meta>
</file>